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9e228"/>
    </style:style>
    <style:style style:name="T32" style:family="text">
      <style:text-properties officeooo:rsid="014f9c9f"/>
    </style:style>
    <style:style style:name="T33" style:family="text">
      <style:text-properties officeooo:rsid="015427ae"/>
    </style:style>
    <style:style style:name="T34" style:family="text">
      <style:text-properties officeooo:rsid="015f83f9"/>
    </style:style>
    <style:style style:name="T35" style:family="text">
      <style:text-properties officeooo:rsid="0164e3b7"/>
    </style:style>
    <style:style style:name="T36" style:family="text">
      <style:text-properties officeooo:rsid="016879ea"/>
    </style:style>
    <style:style style:name="T37" style:family="text">
      <style:text-properties officeooo:rsid="016e7882"/>
    </style:style>
    <style:style style:name="T38" style:family="text">
      <style:text-properties officeooo:rsid="0179b94e"/>
    </style:style>
    <style:style style:name="T39" style:family="text">
      <style:text-properties officeooo:rsid="017a8b3f"/>
    </style:style>
    <style:style style:name="T40" style:family="text">
      <style:text-properties officeooo:rsid="017e79fd"/>
    </style:style>
    <style:style style:name="T41" style:family="text">
      <style:text-properties officeooo:rsid="017ff373"/>
    </style:style>
    <style:style style:name="T42" style:family="text">
      <style:text-properties officeooo:rsid="01a3084d"/>
    </style:style>
    <style:style style:name="T43" style:family="text">
      <style:text-properties officeooo:rsid="01a8315d"/>
    </style:style>
    <style:style style:name="T44" style:family="text">
      <style:text-properties officeooo:rsid="01b742b2"/>
    </style:style>
    <style:style style:name="T45" style:family="text">
      <style:text-properties officeooo:rsid="01b8af1d"/>
    </style:style>
    <style:style style:name="T46" style:family="text">
      <style:text-properties officeooo:rsid="01bf0f88"/>
    </style:style>
    <style:style style:name="T47" style:family="text">
      <style:text-properties officeooo:rsid="01bfe4ef"/>
    </style:style>
    <style:style style:name="T48" style:family="text">
      <style:text-properties officeooo:rsid="01cc9b43"/>
    </style:style>
    <style:style style:name="T49" style:family="text">
      <style:text-properties officeooo:rsid="01cecdbd"/>
    </style:style>
    <style:style style:name="T50" style:family="text">
      <style:text-properties officeooo:rsid="01d62b6c"/>
    </style:style>
    <style:style style:name="T51" style:family="text">
      <style:text-properties officeooo:rsid="01d93164"/>
    </style:style>
    <style:style style:name="T52" style:family="text">
      <style:text-properties officeooo:rsid="01daa3f9"/>
    </style:style>
    <style:style style:name="T53" style:family="text">
      <style:text-properties officeooo:rsid="01ddc0f8"/>
    </style:style>
    <style:style style:name="T54" style:family="text">
      <style:text-properties officeooo:rsid="01dfed18"/>
    </style:style>
    <style:style style:name="T55" style:family="text">
      <style:text-properties officeooo:rsid="01e114ae"/>
    </style:style>
    <style:style style:name="T56" style:family="text">
      <style:text-properties officeooo:rsid="01e2b047"/>
    </style:style>
    <style:style style:name="T57" style:family="text">
      <style:text-properties officeooo:rsid="01e4dffc"/>
    </style:style>
    <style:style style:name="T58" style:family="text">
      <style:text-properties officeooo:rsid="01e62ae6"/>
    </style:style>
    <style:style style:name="T59" style:family="text">
      <style:text-properties officeooo:rsid="01e759a6"/>
    </style:style>
    <style:style style:name="T60" style:family="text">
      <style:text-properties officeooo:rsid="01e8dd5d"/>
    </style:style>
    <style:style style:name="T61" style:family="text">
      <style:text-properties officeooo:rsid="01e943fa"/>
    </style:style>
    <style:style style:name="T62" style:family="text">
      <style:text-properties officeooo:rsid="01eed6c4"/>
    </style:style>
    <style:style style:name="T63" style:family="text">
      <style:text-properties officeooo:rsid="01f0851d"/>
    </style:style>
    <style:style style:name="T64" style:family="text">
      <style:text-properties officeooo:rsid="01f2f718"/>
    </style:style>
    <style:style style:name="T65" style:family="text">
      <style:text-properties officeooo:rsid="01f4d86e"/>
    </style:style>
    <style:style style:name="T66" style:family="text">
      <style:text-properties officeooo:rsid="01f85d0b"/>
    </style:style>
    <style:style style:name="T67" style:family="text">
      <style:text-properties officeooo:rsid="01fae3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43">2.</text:span><text:span text:style-name="T53">2</text:span></text:p>
      <text:p text:style-name="P1">LibreOffice: <text:span text:style-name="T35">7.0.</text:span><text:span text:style-name="T54">3</text:span></text:p>
      <text:p text:style-name="P1">Thunderbird: <text:span text:style-name="T36">78.</text:span><text:span text:style-name="T55">4.</text:span><text:span text:style-name="T67">3</text:span></text:p>
      <text:p text:style-name="P9"><text:span text:style-name="T24">WPS Office: 11.2.0.</text:span><text:span text:style-name="T6">9</text:span><text:span text:style-name="T56">7</text:span><text:span text:style-name="T63">39</text:span></text:p>
      <text:p text:style-name="P1">VLC: 3.0.<text:span text:style-name="T22">1</text:span><text:span text:style-name="T30">1</text:span></text:p>
      <text:p text:style-name="P1">DVDStyler: 3.<text:span text:style-name="T1">1</text:span></text:p>
      <text:p text:style-name="P1">GIMP: 2.10.<text:span text:style-name="T29">2</text:span><text:span text:style-name="T48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2">2</text:span></text:p>
      <text:p text:style-name="P1">Paint.net: 4.<text:span text:style-name="T3">2.1</text:span><text:span text:style-name="T57">4</text:span></text:p>
      <text:p text:style-name="P1">MakeMKV: 1.1<text:span text:style-name="T12">5.</text:span><text:span text:style-name="T46">3</text:span></text:p>
      <text:p text:style-name="P5">SMPlayer: <text:span text:style-name="T16">20.</text:span><text:span text:style-name="T31">6.0</text:span></text:p>
      <text:p text:style-name="P14">Kdenlive: <text:span text:style-name="T23">20.0</text:span><text:span text:style-name="T37">8.</text:span><text:span text:style-name="T49">2</text:span></text:p>
      <text:p text:style-name="P15">Ubuntu Server: 20.04.1</text:p>
      <text:p text:style-name="P1">Fedora: 3<text:span text:style-name="T58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0">5.3.2</text:span></text:p>
      <text:p text:style-name="P1">Linux Mint: <text:span text:style-name="T33">20</text:span></text:p>
      <text:p text:style-name="P1">Ubuntu: <text:span text:style-name="T18">20.04.</text:span><text:span text:style-name="T40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42">1.</text:span><text:span text:style-name="T59">2</text:span></text:p>
      <text:p text:style-name="P6">Arch: <text:span text:style-name="T47">1</text:span><text:span text:style-name="T64">1</text:span><text:span text:style-name="T8">/1/2020</text:span></text:p>
      <text:p text:style-name="P7">Debian (Stable): 10.<text:span text:style-name="T44">6</text:span><text:span text:style-name="T15">.0</text:span></text:p>
      <text:p text:style-name="P13">OpenSuse (Leap): 15.<text:span text:style-name="T34">2</text:span></text:p>
      <text:p text:style-name="P8">Visual Studio: 2019</text:p>
      <text:p text:style-name="P3">FileZilla Client: 3.<text:span text:style-name="T41">5</text:span><text:span text:style-name="T60">1.0</text:span></text:p>
      <text:p text:style-name="P2">Notepad ++: 7.<text:span text:style-name="T45">9.</text:span><text:span text:style-name="T65">1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51">2</text:span></text:p>
      <text:p text:style-name="P4">VirtualBox: 6.<text:span text:style-name="T7">1.</text:span><text:span text:style-name="T28">1</text:span><text:span text:style-name="T61">6</text:span></text:p>
      <text:p text:style-name="P2">Sharex: <text:span text:style-name="T2">13.</text:span><text:span text:style-name="T66">3.0</text:span></text:p>
      <text:p text:style-name="P2">XDM:<text:span text:style-name="T13"> 7.2.1</text:span><text:span text:style-name="T38">1</text:span></text:p>
      <text:p text:style-name="P2">Vivaldi: <text:span text:style-name="T21">3.</text:span><text:span text:style-name="T52">4</text:span></text:p>
      <text:p text:style-name="P2">7-zip: <text:span text:style-name="T10">20.0</text:span><text:span text:style-name="T3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1-15T19:16:27.443777170</dc:date>
    <meta:editing-duration>P1DT14H27M50S</meta:editing-duration>
    <meta:editing-cycles>268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86" meta:character-count="619" meta:non-whitespace-character-count="568"/>
  </office:meta>
</office:document-meta>
</file>